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Barlow" svg:font-family="Barlow, arial, helvetica, sans-serif"/>
    <style:font-face style:name="Courier 10 Pitch" svg:font-family="'Courier 10 Pitch',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Consolas, 'Andale Mono', 'DejaVu Sans Mono', monospace"/>
    <style:font-face style:name="NSimSun" svg:font-family="NSimSun" style:font-family-generic="modern" style:font-pitch="fixed"/>
    <style:font-face style:name="NSimSun1" svg:font-family="NSimSun" style:font-family-generic="system" style:font-pitch="variable"/>
    <style:font-face style:name="arial" svg:font-family="arial, sans-serif"/>
    <style:font-face style:name="monospace" svg:font-family="monospac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cm" fo:border="none" style:writing-mode="page"/>
    </style:style>
    <style:style style:name="P1"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monospace" fo:font-size="8.39999961853027pt" fo:letter-spacing="normal" fo:font-style="normal" fo:font-weight="normal"/>
    </style:style>
    <style:style style:name="P2"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monospace" fo:font-size="8.39999961853027pt" fo:letter-spacing="normal" fo:font-style="normal" fo:font-weight="normal"/>
    </style:style>
    <style:style style:name="P3" style:family="paragraph" style:parent-style-name="Standard">
      <style:text-properties fo:font-weight="bold" officeooo:rsid="001b4c54" officeooo:paragraph-rsid="001b4c54" style:font-weight-asian="bold" style:font-weight-complex="bold"/>
    </style:style>
    <style:style style:name="P4" style:family="paragraph" style:parent-style-name="Standard">
      <style:text-properties fo:font-weight="bold" officeooo:rsid="0020973a" officeooo:paragraph-rsid="0020973a" style:font-weight-asian="bold" style:font-weight-complex="bold"/>
    </style:style>
    <style:style style:name="P5" style:family="paragraph" style:parent-style-name="Standard">
      <style:text-properties fo:font-weight="bold" officeooo:rsid="0020aad6" officeooo:paragraph-rsid="0020aad6"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rsid="0020aad6" officeooo:paragraph-rsid="0020aad6" style:font-weight-asian="normal" style:font-weight-complex="normal"/>
    </style:style>
    <style:style style:name="P8" style:family="paragraph" style:parent-style-name="Standard">
      <style:text-properties fo:font-weight="normal" officeooo:rsid="00229add" officeooo:paragraph-rsid="00229add" style:font-weight-asian="normal" style:font-weight-complex="normal"/>
    </style:style>
    <style:style style:name="P9" style:family="paragraph" style:parent-style-name="Standard">
      <style:text-properties officeooo:rsid="001b4c54" officeooo:paragraph-rsid="001b4c54"/>
    </style:style>
    <style:style style:name="P10" style:family="paragraph" style:parent-style-name="Standard">
      <style:text-properties officeooo:rsid="001d0e8e" officeooo:paragraph-rsid="001d0e8e"/>
    </style:style>
    <style:style style:name="P11" style:family="paragraph" style:parent-style-name="Standard">
      <style:text-properties officeooo:rsid="001d0e8e" officeooo:paragraph-rsid="001d976b"/>
    </style:style>
    <style:style style:name="P12" style:family="paragraph" style:parent-style-name="Standard">
      <style:text-properties officeooo:rsid="001d0e8e" officeooo:paragraph-rsid="001ecd33"/>
    </style:style>
    <style:style style:name="P13" style:family="paragraph" style:parent-style-name="Standard">
      <style:text-properties officeooo:rsid="001d440a" officeooo:paragraph-rsid="001d440a"/>
    </style:style>
    <style:style style:name="P14" style:family="paragraph" style:parent-style-name="Standard">
      <style:text-properties officeooo:rsid="001d440a" officeooo:paragraph-rsid="001d976b"/>
    </style:style>
    <style:style style:name="P15" style:family="paragraph" style:parent-style-name="Standard">
      <style:text-properties officeooo:rsid="001d976b" officeooo:paragraph-rsid="001d976b"/>
    </style:style>
    <style:style style:name="P16" style:family="paragraph" style:parent-style-name="Standard">
      <style:text-properties style:text-underline-style="solid" style:text-underline-width="auto" style:text-underline-color="font-color" officeooo:rsid="001d976b" officeooo:paragraph-rsid="001d976b"/>
    </style:style>
    <style:style style:name="P17" style:family="paragraph" style:parent-style-name="Standard">
      <style:text-properties style:text-underline-style="solid" style:text-underline-width="auto" style:text-underline-color="font-color" officeooo:rsid="001d0e8e" officeooo:paragraph-rsid="001d976b"/>
    </style:style>
    <style:style style:name="P18" style:family="paragraph" style:parent-style-name="Standard">
      <style:text-properties style:text-underline-style="solid" style:text-underline-width="auto" style:text-underline-color="font-color" officeooo:rsid="001daa7d" officeooo:paragraph-rsid="001daa7d"/>
    </style:style>
    <style:style style:name="P19" style:family="paragraph" style:parent-style-name="Standard">
      <style:text-properties style:text-underline-style="none" officeooo:rsid="001daa7d" officeooo:paragraph-rsid="001daa7d"/>
    </style:style>
    <style:style style:name="P20" style:family="paragraph" style:parent-style-name="Standard">
      <style:text-properties fo:font-style="italic" style:text-underline-style="none" officeooo:rsid="001daa7d" officeooo:paragraph-rsid="001ecd33" style:font-style-asian="italic" style:font-style-complex="italic"/>
    </style:style>
    <style:style style:name="P21" style:family="paragraph" style:parent-style-name="Standard">
      <style:text-properties officeooo:rsid="001ecd33" officeooo:paragraph-rsid="001ecd33"/>
    </style:style>
    <style:style style:name="P22" style:family="paragraph" style:parent-style-name="Table_20_Contents">
      <style:text-properties officeooo:rsid="00229add" officeooo:paragraph-rsid="00229add"/>
    </style:style>
    <style:style style:name="T1" style:family="text">
      <style:text-properties fo:font-variant="normal" fo:text-transform="none" fo:color="#222222" loext:opacity="100%" style:font-name="Arial" fo:font-size="9pt" fo:letter-spacing="normal" fo:font-style="normal"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1b97a2"/>
    </style:style>
    <style:style style:name="T5" style:family="text">
      <style:text-properties officeooo:rsid="001d440a"/>
    </style:style>
    <style:style style:name="T6" style:family="text">
      <style:text-properties officeooo:rsid="001d976b"/>
    </style:style>
    <style:style style:name="T7" style:family="text">
      <style:text-properties fo:font-style="italic" style:font-style-asian="italic" style:font-style-complex="italic"/>
    </style:style>
    <style:style style:name="T8" style:family="text">
      <style:text-properties officeooo:rsid="001ecd33"/>
    </style:style>
    <style:style style:name="T9"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1. What is the meaning of multiple inheritance?</text:p>
      <text:p text:style-name="P3">Ans: <text:span text:style-name="T2">When a class is derived from more than one base class it is called multiple Inheritance. The derived class inherits all the features of the base case.</text:span></text:p>
      <text:p text:style-name="P6"/>
      <text:p text:style-name="Standard">Q2. What is the concept of delegation?</text:p>
      <text:p text:style-name="P9"><text:span text:style-name="T3">Ans:</text:span> <text:span text:style-name="T4">Delegation is a design pattern defined as oops pattern that allows object composition to achieve the same code reuse as inheritance.</text:span></text:p>
      <text:p text:style-name="P17">Implementation, pythonic Kitchen:</text:p>
      <text:p text:style-name="P11"><text:tab/>class Microwave:</text:p>
      <text:p text:style-name="P11"><text:tab/><text:tab/>def __init__(self):</text:p>
      <text:p text:style-name="P11"><text:tab/><text:tab/><text:tab/>pass</text:p>
      <text:p text:style-name="P11"><text:tab/><text:tab/>def __heat_up_food(self):</text:p>
      <text:p text:style-name="P11"><text:tab/><text:tab/><text:tab/>print(“food is being microwaved”)</text:p>
      <text:p text:style-name="P11"><text:tab/>class Dishwasher:</text:p>
      <text:p text:style-name="P11"><text:tab/><text:tab/>def __init__(self):</text:p>
      <text:p text:style-name="P11"><text:tab/><text:tab/><text:tab/>pass</text:p>
      <text:p text:style-name="P11"><text:tab/><text:tab/>def wash_dishes(self):</text:p>
      <text:p text:style-name="P11"><text:tab/><text:tab/><text:tab/>print(“Dishwasher starting”)</text:p>
      <text:p text:style-name="P11"><text:tab/>class Kitchen:</text:p>
      <text:p text:style-name="P11"><text:tab/><text:tab/>def __init__(self):</text:p>
      <text:p text:style-name="P11"><text:tab/><text:tab/><text:tab/>self.microwave = Mic<text:span text:style-name="T5">r</text:span>owave()</text:p>
      <text:p text:style-name="P11"><text:tab/><text:tab/><text:tab/>self.dishwasher = Dishwasher()</text:p>
      <text:p text:style-name="P11"><text:tab/>----------------------</text:p>
      <text:p text:style-name="P11"><text:tab/><text:span text:style-name="T5">calling the class </text:span></text:p>
      <text:p text:style-name="P11"><text:tab/><text:span text:style-name="T5">k</text:span>itchen = Kitchen()</text:p>
      <text:p text:style-name="P11"><text:tab/>kitchen.microwave.heat_up_food(<text:span text:style-name="T5">)</text:span></text:p>
      <text:p text:style-name="P11"/>
      <text:p text:style-name="P14"><text:tab/>This is not the kind of code reuse the delegation definition is talking about. </text:p>
      <text:p text:style-name="P14">The most obvious way is to use inheritance. Kitchen class inher<text:span text:style-name="T6">it</text:span>ing Microwave and Dishwasher. How ever this solution would be very poor. <text:span text:style-name="T6">Inheritance is typically saved for classes that have “is a “ <text:s/>relationships. Like Dog class inherit Animal class. But kitchen is not a Microwave or Dishwasher.</text:span></text:p>
      <text:p text:style-name="P14"/>
      <text:p text:style-name="P16">Implementing the Delegation:</text:p>
      <text:p text:style-name="P15">one way of delegation would be to just create wrappermethods in the kitchen class;</text:p>
      <text:p text:style-name="P15"><text:tab/>class Kitchen:</text:p>
      <text:p text:style-name="P15"><text:s text:c="4"/><text:tab/><text:tab/>def __init__(self):</text:p>
      <text:p text:style-name="P15"><text:s text:c="8"/><text:tab/><text:tab/><text:tab/>self.microwave = Microwave()</text:p>
      <text:p text:style-name="P15"><text:s text:c="8"/><text:tab/><text:tab/><text:tab/>self.dishwasher = Dishwasher()</text:p>
      <text:p text:style-name="P15"><text:s text:c="4"/><text:tab/><text:tab/>def heat_up_food(self):</text:p>
      <text:p text:style-name="P15"><text:s text:c="8"/><text:tab/><text:tab/><text:tab/>self.microwave.heat_up_food()</text:p>
      <text:p text:style-name="P15"><text:s text:c="4"/><text:tab/><text:tab/>def wash_dishes(self):</text:p>
      <text:p text:style-name="P15"><text:s text:c="8"/><text:tab/><text:tab/><text:tab/>self.dishwasher.wash_dishes()</text:p>
      <text:p text:style-name="P15"><text:s text:c="5"/></text:p>
      <text:p text:style-name="P15"><text:tab/>kitchen = Kitchen()</text:p>
      <text:p text:style-name="P15"><text:tab/>kitchen.heat_up_food()</text:p>
      <text:p text:style-name="P15">Now, when we call heat_up_food on the Kitchen class, we are actually delegating it to the Microwave class. We are getting closer to that “code reuse” for this composite class, but we’re not quite there yet.</text:p>
      <text:p text:style-name="P18">Delegating the kitchen;</text:p>
      <text:p text:style-name="P19"># Microwave and Dishwasher are the same as earlier</text:p>
      <text:p text:style-name="P19"/>
      <text:p text:style-name="P19"><text:tab/>class Kitchen:</text:p>
      <text:p text:style-name="P19"><text:soft-page-break/><text:s text:c="2"/><text:tab/><text:tab/>def __init__(self):</text:p>
      <text:p text:style-name="P19"><text:s text:c="4"/><text:tab/><text:tab/><text:tab/>self.microwave = Microwave()</text:p>
      <text:p text:style-name="P19"><text:s text:c="4"/><text:tab/><text:tab/><text:tab/>self.dishwasher = Dishwasher()</text:p>
      <text:p text:style-name="P19"><text:s text:c="4"/><text:tab/><text:tab/><text:tab/>self.microwave_methods = [f for f in dir(Microwave) if not f.startswith('_')]</text:p>
      <text:p text:style-name="P19"><text:s text:c="3"/><text:tab/><text:tab/><text:tab/> self.dishwasher_methods = [f for f in dir(Dishwasher) if not f.startswith('_')]</text:p>
      <text:p text:style-name="P19"><text:s text:c="2"/></text:p>
      <text:p text:style-name="P19"><text:s text:c="2"/></text:p>
      <text:p text:style-name="P19"><text:s text:c="2"/><text:tab/><text:tab/>def __getattr__(self, func):</text:p>
      <text:p text:style-name="P19"><text:s text:c="4"/><text:tab/><text:tab/><text:tab/>def method(*args):</text:p>
      <text:p text:style-name="P19"><text:s text:c="6"/><text:tab/><text:tab/><text:tab/><text:tab/>if func in self.microwave_methods:</text:p>
      <text:p text:style-name="P19"><text:s text:c="7"/><text:tab/><text:tab/><text:tab/><text:tab/> <text:tab/>return getattr(self.microwave, func)(*args)</text:p>
      <text:p text:style-name="P19"><text:s text:c="6"/><text:tab/><text:tab/><text:tab/><text:tab/>elif func in self.dishwasher_methods:</text:p>
      <text:p text:style-name="P19"><text:s text:c="7"/><text:tab/><text:tab/><text:tab/><text:tab/><text:tab/> return getattr(self.dishwasher, func)(*args)</text:p>
      <text:p text:style-name="P19"><text:s text:c="6"/><text:tab/><text:tab/><text:tab/><text:tab/>else:</text:p>
      <text:p text:style-name="P19"><text:s text:c="7"/><text:tab/><text:tab/><text:tab/><text:tab/><text:tab/> raise AttributeError</text:p>
      <text:p text:style-name="P19"><text:s text:c="4"/><text:tab/><text:tab/><text:tab/><text:tab/>return method</text:p>
      <text:p text:style-name="P19">in the Kitchen‘s constructor, we not only set the microwave and dishwasher attributes, we also set an array of available methods from within those classes </text:p>
      <text:p text:style-name="P19">we overwrite Kitchen‘s __getattr__ method by defining another method within it. Since this method will be called anytime an attribute that doesn’t exist in Kitchen is called, this is the ideal place to do our deleg<text:span text:style-name="T7">ation</text:span></text:p>
      <text:p text:style-name="P20">And that is the true code reuse achievement we get from inheritance without actually using inheritance. With some magic, we have pooled the functionality of a kitchen’s surrogate parts to abstract those parts away.</text:p>
      <text:p text:style-name="P20"/>
      <text:p text:style-name="Standard">Q3. What is the concept of composition?</text:p>
      <text:p text:style-name="P12"><text:span text:style-name="T3">Ans. </text:span><text:span text:style-name="T2">Composition is one of the fundamental concepts in object-oriented programming. It describes a class that references one or more objects of other classes in instance variables. This allows you to model a has-a association between objects.</text:span></text:p>
      <text:p text:style-name="P21"><text:span text:style-name="T2">e.g. <text:s/>a Car has an Engine, modern coffee machines often have an integrated grinder and a brewing unit</text:span></text:p>
      <text:p text:style-name="P12">e.g. think of a class called ‘Kitchen’. In real life, kitchens- as rooms- do not have any functionality, but we think a kitchen’s functionality as a composition of the appliances it has. If my kitchen has a microwave, I can heat things up in my kitchen; with a dishwasher, I can wash dishes in my kitchen.</text:p>
      <text:p text:style-name="P10"><text:s/>In oops, i want to abstract away the appliance implementation and just think of heating up food and washing dishes as kitchen functions. In other words, i want to write my code like this:</text:p>
      <text:p text:style-name="P10"># Pseudocode</text:p>
      <text:p text:style-name="P10"><text:tab/>kitchen = newKitchen();</text:p>
      <text:p text:style-name="P10"><text:tab/>kitchen.heat_up_food();</text:p>
      <text:p text:style-name="P10"><text:tab/># food being cooked</text:p>
      <text:p text:style-name="P10"><text:tab/>kitchen.wash_dishes();</text:p>
      <text:p text:style-name="P10"><text:tab/># dishwasher starting;</text:p>
      <text:p text:style-name="P10">In order to do this, in my kitchen class definition, i probably have ‘Microwave’ and ‘Diswasher’ classes as attributes of the ‘kitchen’ class, allowing the ‘Kitchen’ class access to their methods. This is essentially what <text:span text:style-name="T3">Composition</text:span> is. </text:p>
      <text:p text:style-name="P13">.<text:span text:style-name="T8">Using this concept we can:</text:span></text:p>
      <text:p text:style-name="P21">1. reuse existing code</text:p>
      <text:p text:style-name="P21">2. design clean APIs</text:p>
      <text:p text:style-name="P21">3. Change the implementation of a class used in a composition without adapting any external clients.</text:p>
      <text:p text:style-name="Standard"/>
      <text:p text:style-name="Standard">Q4. What are bound methods and how do we use them?</text:p>
      <text:p text:style-name="P4"><text:soft-page-break/>Ans: <text:span text:style-name="T2">A bound method is </text:span>the one which is dependent on the instance of the class as the first argument<text:span text:style-name="T2">. It passes the instance as the first argument which is used to access the variables and functions. In Python 3 and newer versions of python, all functions in the class are by default bound methods</text:span></text:p>
      <text:p text:style-name="P6"/>
      <text:p text:style-name="Standard">Q5. What is the purpose of pseudoprivate attributes?</text:p>
      <text:p text:style-name="P4">Ans. <text:s/><text:span text:style-name="T2">it's just a way to localize a name to the class that created it, and does not prevent access by code outside the class. That is, this feature is mostly intended to avoid namespace collisions in instances, not to restrict access to names in general.</text:span></text:p>
      <text:p text:style-name="P5"><text:span text:style-name="T2">Use:</text:span></text:p>
      <text:p text:style-name="P5"><text:span text:style-name="T1">The problem that the pseudo-private attribute feature is meant to alleviate has to do with the way instance attributes are stored. In Python, all instance attributes wind up in the single instance object at the bottom of the class tree. </text:span><text:span text:style-name="T2"> </text:span></text:p>
      <text:p text:style-name="P7">Within a class method in Python, whenever a method assigns to a self attribute (e.g., self.attr = value), it changes or creates an attribute in the instance (<text:span text:style-name="T9">inheritance search only happens on reference, not assignment</text:span>). Because this is true even if multiple classes in a hierarchy assign to the same attribute, collisions are possible.</text:p>
      <text:p text:style-name="P8">e.g.</text:p>
      <table:table table:name="Table1" table:style-name="Table1">
        <table:table-column table:style-name="Table1.A" table:number-columns-repeated="2"/>
        <table:table-row table:style-name="TableLine2238200228736">
          <table:table-cell table:style-name="Table1.A1" office:value-type="string">
            <text:p text:style-name="P22">Using private</text:p>
          </table:table-cell>
          <table:table-cell table:style-name="Table1.A1" office:value-type="string">
            <text:p text:style-name="P22">Without private</text:p>
          </table:table-cell>
        </table:table-row>
        <table:table-row table:style-name="TableLine2238200228736">
          <table:table-cell table:style-name="Table1.A1" office:value-type="string">
            <text:p text:style-name="Table_20_Contents">class c1:</text:p>
            <text:p text:style-name="Table_20_Contents"><text:s text:c="4"/>def meth1(self):</text:p>
            <text:p text:style-name="Table_20_Contents"><text:s text:c="8"/>self.__x=88</text:p>
            <text:p text:style-name="Table_20_Contents"><text:s text:c="4"/>def meth2(self):</text:p>
            <text:p text:style-name="Table_20_Contents"><text:s text:c="8"/>print(self.__x)</text:p>
            <text:p text:style-name="Table_20_Contents"/>
            <text:p text:style-name="Table_20_Contents">class c2:</text:p>
            <text:p text:style-name="Table_20_Contents"><text:s text:c="4"/>def metha(self):</text:p>
            <text:p text:style-name="Table_20_Contents"><text:s text:c="8"/>self.__x=99</text:p>
            <text:p text:style-name="Table_20_Contents"><text:s text:c="4"/>def methb(self):</text:p>
            <text:p text:style-name="Table_20_Contents"><text:s text:c="8"/>print(self.__x)</text:p>
            <text:p text:style-name="Table_20_Contents"><text:s text:c="8"/></text:p>
            <text:p text:style-name="Table_20_Contents">class c3(c1,c2):</text:p>
            <text:p text:style-name="Table_20_Contents"><text:s text:c="4"/>pass</text:p>
            <text:p text:style-name="Table_20_Contents">I = c3()</text:p>
            <text:p text:style-name="Table_20_Contents">I.meth1()</text:p>
            <text:p text:style-name="Table_20_Contents">I.metha()</text:p>
            <text:p text:style-name="Table_20_Contents">print(I.__dict__)</text:p>
            <text:p text:style-name="Table_20_Contents">print(I.meth2())</text:p>
            <text:p text:style-name="Table_20_Contents">print(I.methb())</text:p>
          </table:table-cell>
          <table:table-cell table:style-name="Table1.A1" office:value-type="string">
            <text:p text:style-name="Table_20_Contents">class c1:</text:p>
            <text:p text:style-name="Table_20_Contents"><text:s text:c="4"/>def meth1(self):</text:p>
            <text:p text:style-name="Table_20_Contents"><text:s text:c="8"/>self.x=88</text:p>
            <text:p text:style-name="Table_20_Contents"><text:s text:c="4"/>def meth2(self):</text:p>
            <text:p text:style-name="Table_20_Contents"><text:s text:c="8"/>print(self.x)</text:p>
            <text:p text:style-name="Table_20_Contents"/>
            <text:p text:style-name="Table_20_Contents">class c2:</text:p>
            <text:p text:style-name="Table_20_Contents"><text:s text:c="4"/>def metha(self):</text:p>
            <text:p text:style-name="Table_20_Contents"><text:s text:c="8"/>self.x=99</text:p>
            <text:p text:style-name="Table_20_Contents"><text:s text:c="4"/>def methb(self):</text:p>
            <text:p text:style-name="Table_20_Contents"><text:s text:c="8"/>print(self.x)</text:p>
            <text:p text:style-name="Table_20_Contents"><text:s text:c="8"/></text:p>
            <text:p text:style-name="Table_20_Contents">class c3(c1,c2):</text:p>
            <text:p text:style-name="Table_20_Contents"><text:s text:c="4"/>pass</text:p>
            <text:p text:style-name="Table_20_Contents">I = c3()</text:p>
            <text:p text:style-name="Table_20_Contents">I.meth1()</text:p>
            <text:p text:style-name="Table_20_Contents">I.metha()</text:p>
            <text:p text:style-name="Table_20_Contents">print(I.meth2())</text:p>
            <text:p text:style-name="Table_20_Contents">print(I.methb())</text:p>
          </table:table-cell>
        </table:table-row>
        <table:table-row table:style-name="TableLine2238200228736">
          <table:table-cell table:style-name="Table1.A1" office:value-type="string">
            <text:p text:style-name="P1">{'_c1__x': 88, '_c2__x': 99}</text:p>
            <text:p text:style-name="P2">88</text:p>
            <text:p text:style-name="P2">None</text:p>
            <text:p text:style-name="P2">99</text:p>
            <text:p text:style-name="P2">None</text:p>
            <text:p text:style-name="Table_20_Contents"/>
          </table:table-cell>
          <table:table-cell table:style-name="Table1.A1" office:value-type="string">
            <text:p text:style-name="P1">99</text:p>
            <text:p text:style-name="P2">None</text:p>
            <text:p text:style-name="P2">99</text:p>
            <text:p text:style-name="P2">None</text:p>
            <text:p text:style-name="Table_20_Contents"/>
          </table:table-cell>
        </table:table-row>
      </table:table>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Barlow" svg:font-family="Barlow, arial, helvetica, sans-serif"/>
    <style:font-face style:name="Courier 10 Pitch" svg:font-family="'Courier 10 Pitch',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Consolas, 'Andale Mono', 'DejaVu Sans Mono', monospace"/>
    <style:font-face style:name="NSimSun" svg:font-family="NSimSun" style:font-family-generic="modern" style:font-pitch="fixed"/>
    <style:font-face style:name="NSimSun1" svg:font-family="NSimSun" style:font-family-generic="system" style:font-pitch="variable"/>
    <style:font-face style:name="arial" svg:font-family="arial, sans-serif"/>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8T12:25:16.991000000</meta:creation-date>
    <dc:date>2022-08-08T16:31:03.710000000</dc:date>
    <meta:editing-duration>PT34M15S</meta:editing-duration>
    <meta:editing-cycles>2</meta:editing-cycles>
    <meta:generator>LibreOffice/7.3.5.2$Windows_X86_64 LibreOffice_project/184fe81b8c8c30d8b5082578aee2fed2ea847c01</meta:generator>
    <meta:document-statistic meta:table-count="1" meta:image-count="0" meta:object-count="0" meta:page-count="3" meta:paragraph-count="133" meta:word-count="919" meta:character-count="6364" meta:non-whitespace-character-count="5207"/>
  </office:meta>
</office:document-meta>
</file>